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7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Include Current Period:</text:p>
          </table:table-cell>
          <table:table-cell table:style-name="ce5" office:value-type="string" calcext:value-type="string">
            <text:p><text:a xlink:href="python://ln['curr_period']" xlink:type="simple">curr_period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 Sales Report'.A1:'Cust Sales Report'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20124P0" style:volatile="true" number:language="en" number:country="US">
      <number:currency-symbol/>
      <number:number number:decimal-places="2" number:min-integer-digits="1" number:grouping="true"/>
    </number:currency-style>
    <number:number-style style:name="N20124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4P0"/>
    </number:number-style>
    <number:currency-style style:name="N20125P0" style:volatile="true" number:language="en" number:country="US">
      <number:currency-symbol/>
      <number:number number:decimal-places="2" number:min-integer-digits="1" number:grouping="true"/>
    </number:currency-style>
    <number:currency-style style:name="N20125" number:language="en" number:country="US" number:title="User-defined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currency-style style:name="N20127P0" style:volatile="true" number:language="en" number:country="US">
      <number:currency-symbol/>
      <number:number number:decimal-places="2" number:min-integer-digits="1" number:grouping="true"/>
    </number:currency-style>
    <number:number-style style:name="N2012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27P0"/>
    </number:number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00/00/00</text:date>, <text:time style:data-style-name="N2" text:time-value="0000-00-00T00:00:02.079334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0T00:25:57.890000000</dc:date>
    <meta:generator>LibreOffice/4.1.3.2$Windows_x86 LibreOffice_project/70feb7d99726f064edab4605a8ab840c50ec57a</meta:generator>
    <meta:editing-duration>PT17H3M45S</meta:editing-duration>
    <meta:editing-cycles>295</meta:editing-cycles>
    <meta:document-statistic meta:table-count="1" meta:cell-count="95" meta:object-count="0"/>
  </office:meta>
</office:document-meta>
</file>